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PayloadReturnValueHandler.getResponseReference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PayloadReturnValueHandler.handleNoContent( MethodParameter returnType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SocketPayloadReturnValueHandler.handleEncodedContent( Flux &lt; DataBuffer &gt; encodedContent , MethodParameter returnTyp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PayloadReturnValueHandler.RSocketPayloadReturnValueHandler( List &lt; Encoder &lt; ? &gt; &gt; enco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